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6a9" officeooo:paragraph-rsid="001486a9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86a9" officeooo:paragraph-rsid="001486a9" style:font-size-asian="12.25pt" style:font-size-complex="14pt"/>
    </style:style>
    <style:style style:name="P3" style:family="paragraph" style:parent-style-name="Standard">
      <style:text-properties fo:font-style="italic" officeooo:rsid="001486a9" officeooo:paragraph-rsid="001486a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XERCICIS BASICS FUNCIONS</text:p>
      <text:p text:style-name="P1"/>
      <text:p text:style-name="P1"/>
      <text:p text:style-name="P1">1.-Funció que escriu per pantalla un compte enrere de 10 a 0 a la mateixa linia.</text:p>
      <text:p text:style-name="P3">void cuentaatras (void);</text:p>
      <text:p text:style-name="P1"/>
      <text:p text:style-name="P1"/>
      <text:p text:style-name="P1"/>
      <text:p text:style-name="P1">2.-Funció a la que li envies una <text:s/>numero i imprimeix el seu quadrat.</text:p>
      <text:p text:style-name="P3">void cuadrado (int num);</text:p>
      <text:p text:style-name="P1"/>
      <text:p text:style-name="P1"/>
      <text:p text:style-name="P1"/>
      <text:p text:style-name="P1">3.-Funció a la que li envies una lletra i mostra el seu codi ASCII</text:p>
      <text:p text:style-name="P3">void ascii(char letra);</text:p>
      <text:p text:style-name="P1"/>
      <text:p text:style-name="P1"/>
      <text:p text:style-name="P1"/>
      <text:p text:style-name="P1">4.-Funció a la que li envies dos numeros i retorna al programa principal la seva mitja.</text:p>
      <text:p text:style-name="P3">float media (float n1, float n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27:21.809000000</meta:creation-date>
    <dc:date>2014-12-15T09:34:33.607000000</dc:date>
    <meta:editing-duration>P0D</meta:editing-duration>
    <meta:editing-cycles>1</meta:editing-cycles>
    <meta:document-statistic meta:table-count="0" meta:image-count="0" meta:object-count="0" meta:page-count="1" meta:paragraph-count="9" meta:word-count="78" meta:character-count="430" meta:non-whitespace-character-count="360"/>
    <meta:generator>LibreOffice/4.2.5.2$Windows_x86 LibreOffice_project/61cb170a04bb1f12e77c884eab9192be736ec5f5</meta:generator>
  </office:meta>
</office:document-meta>
</file>